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4000002587D3653C813DFF5AF.png" manifest:media-type="image/png"/>
  <manifest:file-entry manifest:full-path="Pictures/100000010000038400000258CD12D32BF6289F9E.png" manifest:media-type="image/png"/>
  <manifest:file-entry manifest:full-path="Pictures/1000000100000384000002581757F22EF456ECB1.png" manifest:media-type="image/png"/>
  <manifest:file-entry manifest:full-path="Pictures/100000010000038400000258FEB677817A65CEC0.png" manifest:media-type="image/png"/>
  <manifest:file-entry manifest:full-path="Pictures/10000001000003840000025831BB915F155FD044.png" manifest:media-type="image/png"/>
  <manifest:file-entry manifest:full-path="Pictures/100000010000038400000258D7B656CCDDE69612.png" manifest:media-type="image/png"/>
  <manifest:file-entry manifest:full-path="Pictures/1000000100000384000002581D6AE382DFDC972B.png" manifest:media-type="image/png"/>
  <manifest:file-entry manifest:full-path="Pictures/10000001000003840000025805F3D83C6E1F8DF6.png" manifest:media-type="image/png"/>
  <manifest:file-entry manifest:full-path="Pictures/1000000100000384000002583BBFC7B1B08EDE2A.png" manifest:media-type="image/png"/>
  <manifest:file-entry manifest:full-path="Pictures/10000001000003840000025844E5550810915A90.png" manifest:media-type="image/png"/>
  <manifest:file-entry manifest:full-path="Pictures/100000010000038400000258F35ECCA628B9CC42.png" manifest:media-type="image/png"/>
  <manifest:file-entry manifest:full-path="Pictures/100000010000038400000258FE53B8E83CD38CDD.png" manifest:media-type="image/png"/>
  <manifest:file-entry manifest:full-path="Pictures/100000010000038400000258B5D758DF8BE8E7C7.png" manifest:media-type="image/png"/>
  <manifest:file-entry manifest:full-path="Pictures/10000001000003840000025836577C96E252DCA8.png" manifest:media-type="image/png"/>
  <manifest:file-entry manifest:full-path="Pictures/100000010000038400000258D8BFDB99DDDAB028.png" manifest:media-type="image/png"/>
  <manifest:file-entry manifest:full-path="Pictures/100000010000038400000258F457EE06990282B3.png" manifest:media-type="image/png"/>
  <manifest:file-entry manifest:full-path="Pictures/10000001000003840000025843EC77A8A12A1461.png" manifest:media-type="image/png"/>
  <manifest:file-entry manifest:full-path="Pictures/1000000100000384000002588C045E1F88A648F8.png" manifest:media-type="image/png"/>
  <manifest:file-entry manifest:full-path="Pictures/100000010000038400000258B2DE7A7F3A53A936.png" manifest:media-type="image/png"/>
  <manifest:file-entry manifest:full-path="Pictures/100000010000038400000258F95A9A488D68C22C.png" manifest:media-type="image/png"/>
  <manifest:file-entry manifest:full-path="Pictures/1000000100000384000002589E4E4B9FCE5D865E.png" manifest:media-type="image/png"/>
  <manifest:file-entry manifest:full-path="Pictures/1000000100000384000002581A63C1226E67D9DA.png" manifest:media-type="image/png"/>
  <manifest:file-entry manifest:full-path="Pictures/100000010000038400000258D0BF746C6C5DD8E3.png" manifest:media-type="image/png"/>
  <manifest:file-entry manifest:full-path="Pictures/100000010000038400000258D58BE89547EB8543.png" manifest:media-type="image/png"/>
  <manifest:file-entry manifest:full-path="Pictures/100000010000038400000258315E5E3653E99259.png" manifest:media-type="image/png"/>
  <manifest:file-entry manifest:full-path="Pictures/10000001000003840000025802FAFA9CDFA4C307.png" manifest:media-type="image/png"/>
  <manifest:file-entry manifest:full-path="Pictures/10000001000003840000025856AF4088566A9436.png" manifest:media-type="image/png"/>
  <manifest:file-entry manifest:full-path="Pictures/100000010000038400000258DFB6F9396C61FE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c9f8"/>
    </style:style>
    <style:style style:name="P2" style:family="paragraph" style:parent-style-name="Standard">
      <style:text-properties officeooo:paragraph-rsid="001ea8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magine1" text:anchor-type="as-char" svg:y="-5.029cm" svg:width="7.5cm" svg:height="5.001cm" draw:z-index="0"><draw:image xlink:href="Pictures/100000010000038400000258FE53B8E83CD38CDD.png" xlink:type="simple" xlink:show="embed" xlink:actuate="onLoad" draw:mime-type="image/png"/></draw:frame><draw:frame draw:style-name="fr5" draw:name="Immagine3" text:anchor-type="as-char" svg:width="7.5cm" svg:height="5.001cm" draw:z-index="2"><draw:image xlink:href="Pictures/100000010000038400000258D8BFDB99DDDAB028.png" xlink:type="simple" xlink:show="embed" xlink:actuate="onLoad" draw:mime-type="image/png"/></draw:frame><text:s/><draw:frame draw:style-name="fr5" draw:name="Immagine2" text:anchor-type="as-char" svg:width="7.5cm" svg:height="5.001cm" draw:z-index="1"><draw:image xlink:href="Pictures/100000010000038400000258315E5E3653E99259.png" xlink:type="simple" xlink:show="embed" xlink:actuate="onLoad" draw:mime-type="image/png"/></draw:frame><text:s/></text:p>
      <text:p text:style-name="P1"/>
      <text:p text:style-name="P1"><draw:frame draw:style-name="fr5" draw:name="Immagine4" text:anchor-type="as-char" svg:width="7.5cm" svg:height="5.001cm" draw:z-index="4"><draw:image xlink:href="Pictures/100000010000038400000258F457EE06990282B3.png" xlink:type="simple" xlink:show="embed" xlink:actuate="onLoad" draw:mime-type="image/png"/></draw:frame><draw:frame draw:style-name="fr4" draw:name="Immagine5" text:anchor-type="as-char" svg:y="-5.001cm" svg:width="7.62cm" svg:height="5.08cm" draw:z-index="3"><draw:image xlink:href="Pictures/10000001000003840000025843EC77A8A12A1461.png" xlink:type="simple" xlink:show="embed" xlink:actuate="onLoad" draw:mime-type="image/png"/></draw:frame><draw:frame draw:style-name="fr4" draw:name="Immagine7" text:anchor-type="as-char" svg:y="-5.001cm" svg:width="7.62cm" svg:height="5.08cm" draw:z-index="6"><draw:image xlink:href="Pictures/10000001000003840000025802FAFA9CDFA4C307.png" xlink:type="simple" xlink:show="embed" xlink:actuate="onLoad" draw:mime-type="image/png"/></draw:frame></text:p>
      <text:p text:style-name="P1"/>
      <text:p text:style-name="P1"><draw:frame draw:style-name="fr3" draw:name="Immagine6" text:anchor-type="as-char" svg:width="7.62cm" svg:height="5.08cm" draw:z-index="5"><draw:image xlink:href="Pictures/100000010000038400000258B2DE7A7F3A53A936.png" xlink:type="simple" xlink:show="embed" xlink:actuate="onLoad" draw:mime-type="image/png"/></draw:frame><draw:frame draw:style-name="fr2" draw:name="Immagine8" text:anchor-type="as-char" svg:y="-2.54cm" svg:width="7.62cm" svg:height="5.08cm" draw:z-index="7"><draw:image xlink:href="Pictures/1000000100000384000002581A63C1226E67D9DA.png" xlink:type="simple" xlink:show="embed" xlink:actuate="onLoad" draw:mime-type="image/png"/></draw:frame><draw:frame draw:style-name="fr2" draw:name="Immagine9" text:anchor-type="as-char" svg:y="-2.54cm" svg:width="7.62cm" svg:height="5.08cm" draw:z-index="8"><draw:image xlink:href="Pictures/100000010000038400000258D0BF746C6C5DD8E3.png" xlink:type="simple" xlink:show="embed" xlink:actuate="onLoad" draw:mime-type="image/png"/></draw:frame></text:p>
      <text:p text:style-name="P1"/>
      <text:p text:style-name="P1"><text:soft-page-break/><draw:frame draw:style-name="fr5" draw:name="Immagine10" text:anchor-type="as-char" svg:width="7.62cm" svg:height="5.08cm" draw:z-index="9"><draw:image xlink:href="Pictures/10000001000003840000025856AF4088566A9436.png" xlink:type="simple" xlink:show="embed" xlink:actuate="onLoad" draw:mime-type="image/png"/></draw:frame><draw:frame draw:style-name="fr5" draw:name="Immagine11" text:anchor-type="as-char" svg:width="7.62cm" svg:height="5.08cm" draw:z-index="11"><draw:image xlink:href="Pictures/100000010000038400000258F95A9A488D68C22C.png" xlink:type="simple" xlink:show="embed" xlink:actuate="onLoad" draw:mime-type="image/png"/></draw:frame><draw:frame draw:style-name="fr5" draw:name="Immagine12" text:anchor-type="as-char" svg:width="7.62cm" svg:height="5.08cm" draw:z-index="10"><draw:image xlink:href="Pictures/10000001000003840000025836577C96E252DCA8.png" xlink:type="simple" xlink:show="embed" xlink:actuate="onLoad" draw:mime-type="image/png"/></draw:frame></text:p>
      <text:p text:style-name="P1"/>
      <text:p text:style-name="P1"><draw:frame draw:style-name="fr5" draw:name="Immagine13" text:anchor-type="as-char" svg:width="7.62cm" svg:height="5.08cm" draw:z-index="12"><draw:image xlink:href="Pictures/100000010000038400000258DFB6F9396C61FED9.png" xlink:type="simple" xlink:show="embed" xlink:actuate="onLoad" draw:mime-type="image/png"/></draw:frame><draw:frame draw:style-name="fr5" draw:name="Immagine14" text:anchor-type="as-char" svg:width="7.62cm" svg:height="5.08cm" draw:z-index="13"><draw:image xlink:href="Pictures/100000010000038400000258F35ECCA628B9CC42.png" xlink:type="simple" xlink:show="embed" xlink:actuate="onLoad" draw:mime-type="image/png"/></draw:frame><draw:frame draw:style-name="fr4" draw:name="Immagine15" text:anchor-type="as-char" svg:y="-5.08cm" svg:width="7.62cm" svg:height="5.08cm" draw:z-index="14"><draw:image xlink:href="Pictures/10000001000003840000025844E5550810915A90.png" xlink:type="simple" xlink:show="embed" xlink:actuate="onLoad" draw:mime-type="image/png"/></draw:frame></text:p>
      <text:p text:style-name="P1"/>
      <text:p text:style-name="P1"><draw:frame draw:style-name="fr5" draw:name="Immagine16" text:anchor-type="as-char" svg:width="7.62cm" svg:height="5.08cm" draw:z-index="15"><draw:image xlink:href="Pictures/10000001000003840000025805F3D83C6E1F8DF6.png" xlink:type="simple" xlink:show="embed" xlink:actuate="onLoad" draw:mime-type="image/png"/></draw:frame><draw:frame draw:style-name="fr5" draw:name="Immagine17" text:anchor-type="as-char" svg:width="7.62cm" svg:height="5.08cm" draw:z-index="16"><draw:image xlink:href="Pictures/100000010000038400000258B5D758DF8BE8E7C7.png" xlink:type="simple" xlink:show="embed" xlink:actuate="onLoad" draw:mime-type="image/png"/></draw:frame><draw:frame draw:style-name="fr4" draw:name="Immagine18" text:anchor-type="as-char" svg:y="-5.08cm" svg:width="7.62cm" svg:height="5.08cm" draw:z-index="17"><draw:image xlink:href="Pictures/1000000100000384000002581D6AE382DFDC972B.png" xlink:type="simple" xlink:show="embed" xlink:actuate="onLoad" draw:mime-type="image/png"/></draw:frame></text:p>
      <text:p text:style-name="P1"/>
      <text:p text:style-name="P1"><text:soft-page-break/><draw:frame draw:style-name="fr5" draw:name="Immagine19" text:anchor-type="as-char" svg:width="7.62cm" svg:height="5.08cm" draw:z-index="18"><draw:image xlink:href="Pictures/100000010000038400000258D7B656CCDDE69612.png" xlink:type="simple" xlink:show="embed" xlink:actuate="onLoad" draw:mime-type="image/png"/></draw:frame><draw:frame draw:style-name="fr5" draw:name="Immagine20" text:anchor-type="as-char" svg:width="7.62cm" svg:height="5.08cm" draw:z-index="19"><draw:image xlink:href="Pictures/1000000100000384000002589E4E4B9FCE5D865E.png" xlink:type="simple" xlink:show="embed" xlink:actuate="onLoad" draw:mime-type="image/png"/></draw:frame><draw:frame draw:style-name="fr4" draw:name="Immagine21" text:anchor-type="as-char" svg:y="-5.08cm" svg:width="7.62cm" svg:height="5.08cm" draw:z-index="20"><draw:image xlink:href="Pictures/10000001000003840000025831BB915F155FD044.png" xlink:type="simple" xlink:show="embed" xlink:actuate="onLoad" draw:mime-type="image/png"/></draw:frame></text:p>
      <text:p text:style-name="P1"/>
      <text:p text:style-name="P2"><draw:frame draw:style-name="fr3" draw:name="Immagine22" text:anchor-type="as-char" svg:width="7.62cm" svg:height="5.08cm" draw:z-index="21"><draw:image xlink:href="Pictures/100000010000038400000258FEB677817A65CEC0.png" xlink:type="simple" xlink:show="embed" xlink:actuate="onLoad" draw:mime-type="image/png"/></draw:frame><draw:frame draw:style-name="fr2" draw:name="Immagine23" text:anchor-type="as-char" svg:y="-2.54cm" svg:width="7.62cm" svg:height="5.08cm" draw:z-index="23"><draw:image xlink:href="Pictures/1000000100000384000002581757F22EF456ECB1.png" xlink:type="simple" xlink:show="embed" xlink:actuate="onLoad" draw:mime-type="image/png"/></draw:frame><draw:frame draw:style-name="fr3" draw:name="Immagine24" text:anchor-type="as-char" svg:width="7.62cm" svg:height="5.08cm" draw:z-index="22"><draw:image xlink:href="Pictures/1000000100000384000002583BBFC7B1B08EDE2A.png" xlink:type="simple" xlink:show="embed" xlink:actuate="onLoad" draw:mime-type="image/png"/></draw:frame></text:p>
      <text:p text:style-name="P2"/>
      <text:p text:style-name="P2"><draw:frame draw:style-name="fr3" draw:name="Immagine25" text:anchor-type="as-char" svg:width="7.62cm" svg:height="5.08cm" draw:z-index="24"><draw:image xlink:href="Pictures/1000000100000384000002588C045E1F88A648F8.png" xlink:type="simple" xlink:show="embed" xlink:actuate="onLoad" draw:mime-type="image/png"/></draw:frame><draw:frame draw:style-name="fr2" draw:name="Immagine26" text:anchor-type="as-char" svg:y="-2.54cm" svg:width="7.62cm" svg:height="5.08cm" draw:z-index="25"><draw:image xlink:href="Pictures/100000010000038400000258CD12D32BF6289F9E.png" xlink:type="simple" xlink:show="embed" xlink:actuate="onLoad" draw:mime-type="image/png"/></draw:frame><draw:frame draw:style-name="fr2" draw:name="Immagine27" text:anchor-type="as-char" svg:y="-2.54cm" svg:width="7.62cm" svg:height="5.08cm" draw:z-index="26"><draw:image xlink:href="Pictures/1000000100000384000002587D3653C813DFF5AF.png" xlink:type="simple" xlink:show="embed" xlink:actuate="onLoad" draw:mime-type="image/png"/></draw:frame></text:p>
      <text:p text:style-name="P2"/>
      <text:p text:style-name="P2"><draw:frame draw:style-name="fr1" draw:name="Immagine28" text:anchor-type="char" svg:x="0.016cm" svg:y="0cm" svg:width="7.62cm" svg:height="5.08cm" draw:z-index="27"><draw:image xlink:href="Pictures/100000010000038400000258D58BE89547EB854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23:05:43.643633459</meta:creation-date>
    <meta:print-date>2024-10-08T23:19:28.905572454</meta:print-date>
    <dc:date>2024-10-23T20:19:38.635793438</dc:date>
    <meta:editing-duration>PT5M37S</meta:editing-duration>
    <meta:editing-cycles>2</meta:editing-cycles>
    <meta:generator>LibreOffice/7.3.7.2$Linux_X86_64 LibreOffice_project/30$Build-2</meta:generator>
    <meta:document-statistic meta:table-count="0" meta:image-count="28" meta:object-count="0" meta:page-count="4" meta:paragraph-count="9" meta:word-count="0" meta:character-count="2" meta:non-whitespace-character-count="0"/>
  </office:meta>
</office:document-meta>
</file>